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page-number="1"/>
      <style:text-properties style:font-name="Times New Roman" style:font-name-complex="Times New Roman" fo:font-weight="bold" style:font-weight-asian="bold" fo:font-size="14pt" style:font-size-asian="14pt" style:font-size-complex="14pt"/>
    </style:style>
    <style:style style:name="P3" style:parent-style-name="Standard" style:family="paragraph">
      <style:text-properties style:font-name="Times New Roman" style:font-name-complex="Times New Roman"/>
    </style:style>
    <style:style style:name="P4" style:parent-style-name="Standard" style:family="paragraph">
      <style:paragraph-properties fo:text-align="justify" fo:text-indent="0.5in"/>
      <style:text-properties style:font-name="Times New Roman" style:font-name-complex="Times New Roman"/>
    </style:style>
    <style:style style:name="P5" style:parent-style-name="Standard" style:family="paragraph">
      <style:text-properties style:font-name="Times New Roman" style:font-name-complex="Times New Roman"/>
    </style:style>
    <style:style style:name="P6" style:parent-style-name="Standard" style:family="paragraph">
      <style:paragraph-properties fo:text-align="justify" fo:text-indent="0.25in"/>
      <style:text-properties style:font-name="Times New Roman" style:font-name-complex="Times New Roman"/>
    </style:style>
    <style:style style:name="P7" style:parent-style-name="Standard" style:family="paragraph">
      <style:paragraph-properties fo:text-align="justify"/>
      <style:text-properties style:font-name="Times New Roman" style:font-name-complex="Times New Roman"/>
    </style:style>
    <style:style style:name="P8" style:parent-style-name="Standard" style:family="paragraph">
      <style:paragraph-properties fo:text-align="justify"/>
      <style:text-properties style:font-name="Times New Roman" style:font-name-complex="Times New Roman"/>
    </style:style>
    <style:style style:name="P9" style:parent-style-name="Standard" style:family="paragraph">
      <style:paragraph-properties fo:text-align="justify"/>
      <style:text-properties style:font-name="Times New Roman" style:font-name-complex="Times New Roman"/>
    </style:style>
    <style:style style:name="P10" style:parent-style-name="Standard" style:family="paragraph">
      <style:paragraph-properties fo:text-align="justify"/>
      <style:text-properties style:font-name="Times New Roman" style:font-name-complex="Times New Roman"/>
    </style:style>
    <style:style style:name="P11" style:parent-style-name="Standard" style:family="paragraph">
      <style:paragraph-properties fo:text-align="justify"/>
      <style:text-properties style:font-name="Times New Roman" style:font-name-complex="Times New Roman"/>
    </style:style>
    <style:style style:name="P12" style:parent-style-name="Standard" style:family="paragraph">
      <style:paragraph-properties fo:text-align="justify"/>
      <style:text-properties style:font-name="Times New Roman" style:font-name-complex="Times New Roman"/>
    </style:style>
    <style:style style:name="P13" style:parent-style-name="Standard" style:family="paragraph">
      <style:text-properties style:font-name="Times New Roman" style:font-name-complex="Times New Roman"/>
    </style:style>
    <style:style style:name="P14" style:parent-style-name="Standard" style:family="paragraph">
      <style:paragraph-properties fo:text-align="justify"/>
      <style:text-properties style:font-name="Times New Roman" style:font-name-complex="Times New Roman"/>
    </style:style>
    <style:style style:name="P15" style:parent-style-name="Standard" style:family="paragraph">
      <style:paragraph-properties fo:text-align="justify"/>
      <style:text-properties style:font-name="Times New Roman" style:font-name-complex="Times New Roman"/>
    </style:style>
    <style:style style:name="P16" style:parent-style-name="Standard" style:family="paragraph">
      <style:paragraph-properties fo:text-align="justify"/>
      <style:text-properties style:font-name="Times New Roman" style:font-name-complex="Times New Roman"/>
    </style:style>
    <style:style style:name="P17" style:parent-style-name="Standard" style:family="paragraph">
      <style:paragraph-properties fo:text-align="justify"/>
      <style:text-properties style:font-name="Times New Roman" style:font-name-complex="Times New Roman"/>
    </style:style>
    <style:style style:name="P18" style:parent-style-name="Standard" style:family="paragraph">
      <style:paragraph-properties fo:text-align="justify"/>
      <style:text-properties style:font-name="Times New Roman" style:font-name-complex="Times New Roman"/>
    </style:style>
    <style:style style:name="P19" style:parent-style-name="Standard" style:family="paragraph">
      <style:paragraph-properties fo:text-align="justify"/>
      <style:text-properties style:font-name="Times New Roman" style:font-name-complex="Times New Roman"/>
    </style:style>
    <style:style style:name="P20" style:parent-style-name="Standard" style:family="paragraph">
      <style:paragraph-properties fo:text-align="justify"/>
      <style:text-properties style:font-name="Times New Roman" style:font-name-complex="Times New Roman"/>
    </style:style>
    <style:style style:name="P21" style:parent-style-name="Standard" style:family="paragraph">
      <style:paragraph-properties fo:text-align="justify"/>
      <style:text-properties style:font-name="Times New Roman" style:font-name-complex="Times New Roman"/>
    </style:style>
    <style:style style:name="P22" style:parent-style-name="Standard" style:family="paragraph">
      <style:text-properties style:font-name="Times New Roman" style:font-name-complex="Times New Roman"/>
    </style:style>
    <style:style style:name="P23" style:parent-style-name="Standard" style:family="paragraph">
      <style:text-properties style:font-name="Times New Roman" style:font-name-complex="Times New Roman"/>
    </style:style>
    <style:style style:name="P24" style:parent-style-name="Standard" style:family="paragraph">
      <style:paragraph-properties fo:text-align="justify"/>
      <style:text-properties style:font-name="Times New Roman" style:font-name-complex="Times New Roman"/>
    </style:style>
    <style:style style:name="P25" style:parent-style-name="Standard" style:family="paragraph">
      <style:paragraph-properties fo:text-align="justify"/>
      <style:text-properties style:font-name="Times New Roman" style:font-name-complex="Times New Roman"/>
    </style:style>
    <style:style style:name="P26" style:parent-style-name="Standard" style:family="paragraph">
      <style:paragraph-properties fo:text-align="justify"/>
      <style:text-properties style:font-name="Times New Roman" style:font-name-complex="Times New Roman"/>
    </style:style>
    <style:style style:name="P27" style:parent-style-name="Standard" style:family="paragraph">
      <style:text-properties style:font-name="Times New Roman" style:font-name-complex="Times New Roman"/>
    </style:style>
    <style:style style:name="P28" style:parent-style-name="Standard" style:family="paragraph">
      <style:paragraph-properties fo:text-align="justify"/>
      <style:text-properties style:font-name="Times New Roman" style:font-name-complex="Times New Roman"/>
    </style:style>
    <style:style style:name="P29" style:parent-style-name="Standard" style:family="paragraph">
      <style:paragraph-properties fo:text-align="justify"/>
      <style:text-properties style:font-name="Times New Roman" style:font-name-complex="Times New Roman"/>
    </style:style>
    <style:style style:name="P30" style:parent-style-name="Standard" style:family="paragraph">
      <style:paragraph-properties fo:text-align="justify"/>
      <style:text-properties style:font-name="Times New Roman" style:font-name-complex="Times New Roman"/>
    </style:style>
    <style:style style:name="P31" style:parent-style-name="Standard" style:family="paragraph">
      <style:paragraph-properties fo:text-align="justify"/>
      <style:text-properties style:font-name="Times New Roman" style:font-name-complex="Times New Roman"/>
    </style:style>
    <style:style style:name="P32" style:parent-style-name="Standard" style:family="paragraph">
      <style:paragraph-properties fo:text-align="justify"/>
      <style:text-properties style:font-name="Times New Roman" style:font-name-complex="Times New Roman"/>
    </style:style>
    <style:style style:name="P33" style:parent-style-name="Standard" style:family="paragraph">
      <style:paragraph-properties fo:text-align="justify"/>
      <style:text-properties style:font-name="Times New Roman" style:font-name-complex="Times New Roman"/>
    </style:style>
    <style:style style:name="P34" style:parent-style-name="Standard" style:family="paragraph">
      <style:paragraph-properties fo:text-align="justify"/>
      <style:text-properties style:font-name="Times New Roman" style:font-name-complex="Times New Roman"/>
    </style:style>
    <style:style style:name="P35" style:parent-style-name="Standard" style:family="paragraph">
      <style:paragraph-properties fo:text-align="justify"/>
      <style:text-properties style:font-name="Times New Roman" style:font-name-complex="Times New Roman"/>
    </style:style>
    <style:style style:name="P36" style:parent-style-name="Standard" style:family="paragraph">
      <style:paragraph-properties fo:text-align="justify"/>
      <style:text-properties style:font-name="Times New Roman" style:font-name-complex="Times New Roman"/>
    </style:style>
    <style:style style:name="P37" style:parent-style-name="Standard" style:family="paragraph">
      <style:paragraph-properties fo:margin-left="0.5in">
        <style:tab-stops/>
      </style:paragraph-properties>
      <style:text-properties style:font-name="Times New Roman" style:font-name-complex="Times New Roman"/>
    </style:style>
    <style:style style:name="P38" style:parent-style-name="Standard" style:family="paragraph">
      <style:paragraph-properties fo:text-align="justify"/>
      <style:text-properties style:font-name="Times New Roman" style:font-name-complex="Times New Roman"/>
    </style:style>
    <style:style style:name="P39" style:parent-style-name="Standard" style:family="paragraph">
      <style:paragraph-properties fo:text-align="justify"/>
      <style:text-properties style:font-name="Times New Roman" style:font-name-complex="Times New Roman"/>
    </style:style>
    <style:style style:name="P40" style:parent-style-name="Standard" style:family="paragraph">
      <style:paragraph-properties fo:text-align="justify"/>
      <style:text-properties style:font-name="Times New Roman" style:font-name-complex="Times New Roman"/>
    </style:style>
    <style:style style:name="P41" style:parent-style-name="Standard" style:family="paragraph">
      <style:paragraph-properties fo:text-align="justify"/>
      <style:text-properties style:font-name="Times New Roman" style:font-name-complex="Times New Roman"/>
    </style:style>
    <style:style style:name="P42" style:parent-style-name="Standard" style:family="paragraph">
      <style:paragraph-properties fo:text-align="justify"/>
      <style:text-properties style:font-name="Times New Roman" style:font-name-complex="Times New Roman"/>
    </style:style>
    <style:style style:name="P43" style:parent-style-name="Standard" style:family="paragraph">
      <style:paragraph-properties fo:text-align="justify"/>
      <style:text-properties style:font-name="Times New Roman" style:font-name-complex="Times New Roman"/>
    </style:style>
    <style:style style:name="P44" style:parent-style-name="Standard" style:family="paragraph">
      <style:paragraph-properties fo:text-align="justify"/>
      <style:text-properties style:font-name="Times New Roman" style:font-name-complex="Times New Roman"/>
    </style:style>
    <style:style style:name="P45" style:parent-style-name="Standard" style:family="paragraph">
      <style:paragraph-properties fo:text-align="justify"/>
      <style:text-properties style:font-name="Times New Roman" style:font-name-complex="Times New Roman"/>
    </style:style>
    <style:style style:name="P46" style:parent-style-name="Standard" style:family="paragraph">
      <style:paragraph-properties fo:text-align="justify"/>
      <style:text-properties style:font-name="Times New Roman" style:font-name-complex="Times New Roman"/>
    </style:style>
    <style:style style:name="P47" style:parent-style-name="Standard" style:family="paragraph">
      <style:paragraph-properties fo:text-align="justify"/>
      <style:text-properties style:font-name="Times New Roman" style:font-name-complex="Times New Roman"/>
    </style:style>
    <style:style style:name="P48" style:parent-style-name="Standard" style:family="paragraph">
      <style:paragraph-properties fo:text-align="justify"/>
    </style:style>
    <style:style style:name="T49" style:parent-style-name="Policepardéfaut" style:family="text">
      <style:text-properties style:font-name="Times New Roman" style:font-name-complex="Times New Roman"/>
    </style:style>
  </office:automatic-styles>
  <office:body>
    <office:text text:use-soft-page-breaks="true">
      <text:p text:style-name="P1">Synthèse du projet d’édition numérique</text:p>
      <text:p text:style-name="P3"/>
      <text:p text:style-name="P4">Notre édition numérique vise un public qui souhaite s’initier à l’ancien français : c’est pourquoi lors de notre stylage nous avons fait le<text:s/>choix de laisser l’ancienne graphie et nous<text:s/>avons également<text:s/>souhaité faire un lien vers le manuscrit original. La façon dont le stylage a été fait permet ainsi au lecteur de lire de façon fluide certains mots tout en ayant<text:s/>connaissance des<text:s/>lettres et mots anciens, difficilement déchiffrables pour un non initié.</text:p>
      <text:p text:style-name="P5"/>
      <text:p text:style-name="P6">Dans un premier temps, il convenait de se préoccuper de la structure générale du document et donc des blocs de texte.</text:p>
      <text:list text:style-name="WWNum1">
        <text:list-item>
          <text:p text:style-name="P7">style_strophe : Style toutes les strophes, donc du texte versifié.</text:p>
        </text:list-item>
        <text:list-item>
          <text:p text:style-name="P8">style_paragraphe : Style tous les paragraphes contenant du texte en prose.</text:p>
        </text:list-item>
        <text:list-item>
          <text:p text:style-name="P9">style_titre : Style le titre (“Du grand olympe”). À plusieurs reprises au cours de transcription, nous nous interrogeons sur la nécessité de faire apparaître le titre de façon si récurrente. Cependant, si nous voulons produire une édition la plus fidèle au texte original, nous devons garder la même mise en page, conséquemment, nous avons choisi de laisser ces titres.</text:p>
        </text:list-item>
        <text:list-item>
          <text:p text:style-name="P10">style_liste : Style les petites phrases présentes généralement au début du texte.</text:p>
        </text:list-item>
        <text:list-item>
          <text:p text:style-name="P11">style_feuillet : Style l’indication du feuillet, comme une indication de page, il est donc important de le styler.</text:p>
        </text:list-item>
        <text:list-item>
          <text:p text:style-name="P12">style_nombre_livre : Style qui permet d’indiquer le livre dans lequel nous sommes, il est stylé en style paragraphe car il est comme un titre en haut de la page.</text:p>
        </text:list-item>
      </text:list>
      <text:p text:style-name="P13"/>
      <text:p text:style-name="P14"/>
      <text:p text:style-name="P15">À l’intérieur des styles de paragraphes nous avons multiplié les styles de caractère afin de produire une édition finement stylée permettant une expérience de lecture agréable et fluide mais également instructive puisque nous restons fidèle au texte original. <text:s/></text:p>
      <text:p text:style-name="P16"/>
      <text:p text:style-name="P17">Dans le style_strophe nous trouvons :</text:p>
      <text:list text:style-name="WWNum2">
        <text:list-item>
          <text:p text:style-name="P18">le style_fin_de_vers : qui vient marquer chaque fin de vers, nous avons également décidé de mettre un / pour que ce soit plus simple lors du stylage.</text:p>
        </text:list-item>
      </text:list>
      <text:p text:style-name="P19">Dans le style_paragraphe et<text:s/>style_liste de paragraphe nous trouvons :</text:p>
      <text:list text:style-name="WWNum4">
        <text:list-item>
          <text:p text:style-name="P20">le style_fin_de_ligne : qui vient marquer la fin de la ligne.</text:p>
        </text:list-item>
      </text:list>
      <text:p text:style-name="P21">Ces deux styles ont pour but de se rapprocher au plus près du texte original, pour que les lignes se finissent aux mêmes endroits et ainsi avoir la même<text:s/>pagination. A fortiori, cela pourrait permettre de faire un lien hypertexte en haut de chaque page renvoyant alors à la page du manuscrit.</text:p>
      <text:p text:style-name="P22"/>
      <text:p text:style-name="P23"/>
      <text:p text:style-name="P24">Le style_feuillet se divise en deux sous-catégories :</text:p>
      <text:list text:style-name="WWNum5">
        <text:list-item>
          <text:p text:style-name="P25">le style_car_feuillet : le style caractère qui permet de styler le mot feuillet.</text:p>
        </text:list-item>
        <text:list-item>
          <text:p text:style-name="P26">le style_chiffre_romain : stylant le chiffre. À noter que nous avons pensé à faire un style de chiffre arabe pour les lecteurs ne sachant pas lire les chiffres romains.</text:p>
        </text:list-item>
      </text:list>
      <text:p text:style-name="P27"/>
      <text:p text:style-name="P28">Ensuite, nous pouvons trouver les styles de caractère qui se rapportent spécifiquement aux lettres :</text:p>
      <text:list text:style-name="WWNum6">
        <text:list-item>
          <text:p text:style-name="P29">style_lettre_ramiste : ce style s’applique aux lettres présentes dans l'œuvre originale comme le “v” à la place du “u”, le “u” à la place du "v'', le “i” à la place du “j”, et inversement.</text:p>
        </text:list-item>
        <text:list-item>
          <text:p text:style-name="P30">style_remplacement_lettre_ramiste : ce style se concentre sur les lettres qui remplacent les lettres présentes dans le manuscrit. Il est présent juste après la lettre originale.</text:p>
        </text:list-item>
        <text:list-item>
          <text:p text:style-name="P31">style_s_long : il met en avant le “s” long présent dans le manuscrit.</text:p>
        </text:list-item>
        <text:list-item>
          <text:p text:style-name="P32">style_remplacement_s_long : il remplace<text:s/>en normalisant le "s'', il est également présent à la suite du “s” long.</text:p>
        </text:list-item>
        <text:list-item>
          <text:p text:style-name="P33">style_ligature : il style la ligature en “st” et “ct” présente dans l'œuvre originale marqué par un “𑇒t”.</text:p>
        </text:list-item>
        <text:list-item>
          <text:p text:style-name="P34">style_normalisation_ligature : la ligature est normalisée grâce à ce style,<text:s/>soit avec la lettre "s'' soit avec la lettre “c” .</text:p>
        </text:list-item>
        <text:list-item>
          <text:p text:style-name="P35">style_lettrine : ce style permet de mettre en évidence les lettrines présentes dans l'œuvre originale.</text:p>
        </text:list-item>
        <text:list-item>
          <text:p text:style-name="P36">style_ajout_accent_aigu : pour quelques mots se terminant par un “e”, il était nécessaire de leur ajouter un accent aigu pour la compréhension.</text:p>
        </text:list-item>
      </text:list>
      <text:p text:style-name="P37"/>
      <text:p text:style-name="P38">Les styles de caractère qui se rapportent aux abréviations :</text:p>
      <text:list text:style-name="WWNum3">
        <text:list-item>
          <text:p text:style-name="P39">style_abréviation_signe_spéciaux : il style le signe spécial présent dans le mot, et, est normalisé directement ensuite grâce au style :<text:s/>style_abréviation_résolue</text:p>
        </text:list-item>
        <text:list-item>
          <text:p text:style-name="P40">style_abréviation_contraction : le style abréviation par contraction style uniquement la lettre accentuée, elle-même normalisée par la suite grâce au style : style_abréviation_résolue.</text:p>
        </text:list-item>
        <text:list-item>
          <text:p text:style-name="P41">style_abréviation_résolue : permet la normalisation des abréviations directement à la suite.</text:p>
        </text:list-item>
        <text:list-item>
          <text:p text:style-name="P42">style_remplacement_&amp; : Dans ce manuscrit tous les “et” sont écrit “&amp;”.</text:p>
        </text:list-item>
      </text:list>
      <text:p text:style-name="P43"/>
      <text:p text:style-name="P44">Les styles en lien avec la ponctuation :</text:p>
      <text:list text:style-name="WWNum7">
        <text:list-item>
          <text:p text:style-name="P45">ajout_apostrophe_cédille : permet de styler l’ajout d’apostrophe lorsque ce dernier manque dans<text:s/>le texte original. De plus, il permet également d’ajouter des cédilles lorsqu’elles ne sont pas présentes dans le texte original, néanmoins, nous n’avons pas utilisé ce style pour cette fonction.</text:p>
        </text:list-item>
        <text:list-item>
          <text:p text:style-name="P46">style_ajout_ponctuation : permet de styler les endroits où<text:s/>nous avons ajouté de la ponctuation, dans le cas où un point est manquant par exemple. Il a été également utilisé pour mettre des tirets aux mots coupés par les fins de ligne, mais uniquement pour ceux qui n'étaient pas coupés par un symbole semblable à un<text:s/>“s”.</text:p>
        </text:list-item>
        <text:list-item>
          <text:p text:style-name="P47">style_cesure : utilisé pour les mots coupés en fin de ligne et coupés grâce à un symbole semblable à un “s”.</text:p>
        </text:list-item>
      </text:list>
      <text:p text:style-name="P48"><text:span text:style-name="T49">C’est un choix conscient de notre part de distinguer ces deux types de mots coupés, encore une fois pour rester fidèle au texte origina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Pieddepage" style:family="paragraph">
      <style:paragraph-properties fo:text-align="center"/>
    </style:style>
  </office:automatic-styles>
  <office:master-styles>
    <style:master-page style:name="MP0" style:page-layout-name="PL0">
      <style:footer>
        <text:p text:style-name="P2"><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emem</dc:creator>
    <meta:creation-date>2022-02-19T16:10:00Z</meta:creation-date>
    <dc:date>2025-05-21T07:34:00Z</dc:date>
    <meta:template xlink:href="Normal.dotm" xlink:type="simple"/>
    <meta:editing-cycles>5</meta:editing-cycles>
    <meta:editing-duration>PT120S</meta:editing-duration>
    <meta:document-statistic meta:page-count="2" meta:paragraph-count="10" meta:word-count="811" meta:character-count="5265" meta:row-count="37" meta:non-whitespace-character-count="4464"/>
  </office:meta>
</office:document-meta>
</file>